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  <style:text-properties fo:font-size="12pt" fo:language="fr" fo:country="FR" style:font-size-asian="12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T1" style:family="text">
      <style:text-properties fo:font-size="12pt" fo:language="fr" fo:country="FR" fo:font-weight="bold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ymbol"/>
    </style:style>
    <style:style style:name="T5" style:family="text">
      <style:text-properties fo:font-size="12pt" fo:language="fr" fo:country="FR" style:font-size-asian="12pt" style:language-asian="en" style:country-asian="US" style:font-name-complex="Times New Roman" style:font-size-complex="12pt" style:language-complex="ar" style:country-complex="SA"/>
    </style:style>
    <style:style style:name="T6" style:family="text">
      <style:text-properties fo:font-size="12pt" fo:language="fr" fo:country="FR" fo:font-style="italic" style:font-size-asian="12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text-position="30% 58%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1" text:anchor-type="as-char" svg:width="0.72cm" svg:height="0.997cm" draw:z-index="0"><draw:object xlink:href="./Object 1" xlink:type="simple" xlink:show="embed" xlink:actuate="onLoad"/><draw:image xlink:href="./ObjectReplacements/Object 1" xlink:type="simple" xlink:show="embed" xlink:actuate="onLoad"/></draw:frame><text:tab/>(m)<draw:frame draw:style-name="fr1" draw:name="Object2" text:anchor-type="as-char" svg:width="1.341cm" svg:height="0.997cm" draw:z-index="1"><draw:object xlink:href="./Object 2" xlink:type="simple" xlink:show="embed" xlink:actuate="onLoad"/><draw:image xlink:href="./ObjectReplacements/Object 2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3" text:anchor-type="as-char" svg:width="0.72cm" svg:height="0.997cm" draw:z-index="2"><draw:object xlink:href="./Object 3" xlink:type="simple" xlink:show="embed" xlink:actuate="onLoad"/><draw:image xlink:href="./ObjectReplacements/Object 3" xlink:type="simple" xlink:show="embed" xlink:actuate="onLoad"/></draw:frame><text:tab/>(m)<draw:frame draw:style-name="fr1" draw:name="Object4" text:anchor-type="as-char" svg:width="1.341cm" svg:height="0.997cm" draw:z-index="3"><draw:object xlink:href="./Object 4" xlink:type="simple" xlink:show="embed" xlink:actuate="onLoad"/><draw:image xlink:href="./ObjectReplacements/Object 4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5" text:anchor-type="as-char" svg:width="0.72cm" svg:height="0.997cm" draw:z-index="4"><draw:object xlink:href="./Object 5" xlink:type="simple" xlink:show="embed" xlink:actuate="onLoad"/><draw:image xlink:href="./ObjectReplacements/Object 5" xlink:type="simple" xlink:show="embed" xlink:actuate="onLoad"/></draw:frame><text:tab/>(m)<draw:frame draw:style-name="fr1" draw:name="Object6" text:anchor-type="as-char" svg:width="1.341cm" svg:height="0.997cm" draw:z-index="5"><draw:object xlink:href="./Object 6" xlink:type="simple" xlink:show="embed" xlink:actuate="onLoad"/><draw:image xlink:href="./ObjectReplacements/Object 6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7" text:anchor-type="as-char" svg:width="0.72cm" svg:height="0.997cm" draw:z-index="6"><draw:object xlink:href="./Object 7" xlink:type="simple" xlink:show="embed" xlink:actuate="onLoad"/><draw:image xlink:href="./ObjectReplacements/Object 7" xlink:type="simple" xlink:show="embed" xlink:actuate="onLoad"/></draw:frame><text:tab/>(m)<draw:frame draw:style-name="fr1" draw:name="Object8" text:anchor-type="as-char" svg:width="1.341cm" svg:height="0.997cm" draw:z-index="7"><draw:object xlink:href="./Object 8" xlink:type="simple" xlink:show="embed" xlink:actuate="onLoad"/><draw:image xlink:href="./ObjectReplacements/Object 8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9" text:anchor-type="as-char" svg:width="0.72cm" svg:height="0.997cm" draw:z-index="8"><draw:object xlink:href="./Object 9" xlink:type="simple" xlink:show="embed" xlink:actuate="onLoad"/><draw:image xlink:href="./ObjectReplacements/Object 9" xlink:type="simple" xlink:show="embed" xlink:actuate="onLoad"/></draw:frame><text:tab/>(m)<draw:frame draw:style-name="fr1" draw:name="Object10" text:anchor-type="as-char" svg:width="1.341cm" svg:height="0.997cm" draw:z-index="9"><draw:object xlink:href="./Object 10" xlink:type="simple" xlink:show="embed" xlink:actuate="onLoad"/><draw:image xlink:href="./ObjectReplacements/Object 10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11" text:anchor-type="as-char" svg:width="0.72cm" svg:height="0.997cm" draw:z-index="10"><draw:object xlink:href="./Object 11" xlink:type="simple" xlink:show="embed" xlink:actuate="onLoad"/><draw:image xlink:href="./ObjectReplacements/Object 11" xlink:type="simple" xlink:show="embed" xlink:actuate="onLoad"/></draw:frame><text:tab/>(m)<draw:frame draw:style-name="fr1" draw:name="Object12" text:anchor-type="as-char" svg:width="1.341cm" svg:height="0.997cm" draw:z-index="11"><draw:object xlink:href="./Object 12" xlink:type="simple" xlink:show="embed" xlink:actuate="onLoad"/><draw:image xlink:href="./ObjectReplacements/Object 12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13" text:anchor-type="as-char" svg:width="0.72cm" svg:height="0.997cm" draw:z-index="12"><draw:object xlink:href="./Object 13" xlink:type="simple" xlink:show="embed" xlink:actuate="onLoad"/><draw:image xlink:href="./ObjectReplacements/Object 13" xlink:type="simple" xlink:show="embed" xlink:actuate="onLoad"/></draw:frame><text:tab/>(m)<draw:frame draw:style-name="fr1" draw:name="Object14" text:anchor-type="as-char" svg:width="1.341cm" svg:height="0.997cm" draw:z-index="13"><draw:object xlink:href="./Object 14" xlink:type="simple" xlink:show="embed" xlink:actuate="onLoad"/><draw:image xlink:href="./ObjectReplacements/Object 14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  <text:p text:style-name="P1"><text:span text:style-name="T1">Su</text:span><text:span text:style-name="T2">b</text:span><text:span text:style-name="T1">stitution</text:span></text:p>
      <text:p text:style-name="P2"/>
      <text:p text:style-name="P2">1) If <text:span text:style-name="T3">a</text:span>=3, <text:span text:style-name="T3">b</text:span>=4, <text:span text:style-name="T3">c</text:span>=2, <text:span text:style-name="T3">d</text:span>= <text:span text:style-name="T4">-</text:span>2, and <text:span text:style-name="T3">e</text:span>=<text:span text:style-name="T4">-</text:span>5, calculate the value of:</text:p>
      <text:p text:style-name="P3"><text:span text:style-name="T5">(a) <text:s/>7</text:span><text:span text:style-name="T6">a</text:span><text:span text:style-name="T5"><text:tab/>(</text:span>b<text:span text:style-name="T5">) </text:span><text:span text:style-name="T6">ae</text:span><text:span text:style-name="T5"><text:tab/>(c) </text:span><text:span text:style-name="T6">de</text:span><text:span text:style-name="T5"><text:tab/>(d) </text:span><text:span text:style-name="T6">b</text:span><text:span text:style-name="T5"> – </text:span><text:span text:style-name="T6">e</text:span><text:span text:style-name="T5"><text:tab/><text:tab/>(e) </text:span><text:span text:style-name="T6">d</text:span><text:span text:style-name="T5"> + </text:span><text:span text:style-name="T6">e</text:span></text:p>
      <text:p text:style-name="P2">(f) 4<text:span text:style-name="T3">a</text:span> + <text:span text:style-name="T3">b</text:span><text:tab/>(g) 5<text:span text:style-name="T3">a</text:span> <text:span text:style-name="T4">-</text:span> 2<text:span text:style-name="T3">c</text:span><text:tab/>(h) 3<text:span text:style-name="T3">c</text:span> + 4<text:span text:style-name="T3">e</text:span><text:tab/>(i) <text:span text:style-name="T3">b</text:span> <text:span text:style-name="T4">-</text:span> <text:span text:style-name="T3">d</text:span><text:tab/><text:tab/>(j) 2<text:span text:style-name="T3">d</text:span> + 3<text:span text:style-name="T3">e</text:span></text:p>
      <text:p text:style-name="P2">(k) <text:span text:style-name="T3">ab</text:span><text:span text:style-name="T7">2</text:span><text:tab/>(l) <draw:frame draw:style-name="fr1" draw:name="Object15" text:anchor-type="as-char" svg:width="0.72cm" svg:height="0.997cm" draw:z-index="14"><draw:object xlink:href="./Object 15" xlink:type="simple" xlink:show="embed" xlink:actuate="onLoad"/><draw:image xlink:href="./ObjectReplacements/Object 15" xlink:type="simple" xlink:show="embed" xlink:actuate="onLoad"/></draw:frame><text:tab/>(m)<draw:frame draw:style-name="fr1" draw:name="Object16" text:anchor-type="as-char" svg:width="1.341cm" svg:height="0.997cm" draw:z-index="15"><draw:object xlink:href="./Object 16" xlink:type="simple" xlink:show="embed" xlink:actuate="onLoad"/><draw:image xlink:href="./ObjectReplacements/Object 16" xlink:type="simple" xlink:show="embed" xlink:actuate="onLoad"/></draw:frame>(n) (<text:span text:style-name="T3">a</text:span> + <text:span text:style-name="T3">b</text:span>)<text:span text:style-name="T7">2</text:span> <text:tab/>(p) <text:span text:style-name="T3">a</text:span><text:span text:style-name="T7">2</text:span> + <text:span text:style-name="T3">e</text:span><text:span text:style-name="T7">2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2cm" fo:margin-left="1cm" fo:margin-right="1cm" style:writing-mode="lr-tb" style:footnote-max-height="0cm">
        <style:columns fo:column-count="2" fo:column-gap="2cm">
          <style:column style:rel-width="7851*" fo:start-indent="0cm" fo:end-indent="1cm"/>
          <style:column style:rel-width="7852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ndy Lewis</meta:initial-creator>
    <meta:creation-date>2007-02-22T14:42:38</meta:creation-date>
    <dc:creator>Andy Lewis</dc:creator>
    <dc:date>2007-02-22T14:54:45</dc:date>
    <dc:language>en-US</dc:language>
    <meta:editing-cycles>2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6" meta:page-count="1" meta:paragraph-count="40" meta:word-count="448" meta:character-count="17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row>
        <math:mi>a</math:mi>
        <math:mi>–</math:mi>
        <math:mn>3</math:mn>
        <math:mi>e</math:mi>
      </math:mrow>
      <math:mi>d</math:mi>
    </math:mfrac>
    <math:annotation math:encoding="StarMath 5.0">{a – 3e} over d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